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Arial1" svg:font-family="Arial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99d62"/>
    </style:style>
    <style:style style:name="P2" style:family="paragraph" style:parent-style-name="Preformatted_20_Text">
      <style:text-properties style:font-name="Mono" fo:font-size="11pt" officeooo:paragraph-rsid="00099d62" style:font-size-asian="11pt" style:font-size-complex="11pt"/>
    </style:style>
    <style:style style:name="P3" style:family="paragraph" style:parent-style-name="Preformatted_20_Text">
      <style:text-properties officeooo:paragraph-rsid="0012fc1d"/>
    </style:style>
    <style:style style:name="P4" style:family="paragraph" style:parent-style-name="Preformatted_20_Text">
      <style:text-properties style:font-name="Mono" fo:font-size="12pt" style:font-size-asian="12pt" style:font-size-complex="12pt"/>
    </style:style>
    <style:style style:name="P5" style:family="paragraph" style:parent-style-name="Preformatted_20_Text">
      <style:text-properties style:font-name="Mono" fo:font-size="12pt" officeooo:rsid="0012fc1d" officeooo:paragraph-rsid="0012fc1d" style:font-size-asian="12pt" style:font-size-complex="12pt"/>
    </style:style>
    <style:style style:name="P6" style:family="paragraph" style:parent-style-name="Preformatted_20_Text">
      <style:paragraph-properties fo:margin-left="2.501cm" fo:margin-right="0cm" fo:text-indent="0cm" style:auto-text-indent="false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officeooo:paragraph-rsid="0012fc1d"/>
    </style:style>
    <style:style style:name="P8" style:family="paragraph" style:parent-style-name="Preformatted_20_Text">
      <style:paragraph-properties fo:margin-left="2.501cm" fo:margin-right="0cm" fo:text-indent="0cm" style:auto-text-indent="false"/>
      <style:text-properties style:font-name="Mono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Roboto Mono"/>
    </style:style>
    <style:style style:name="T2" style:family="text">
      <style:text-properties fo:color="#000000" style:font-name="Roboto Mono" fo:font-size="9.75pt"/>
    </style:style>
    <style:style style:name="T3" style:family="text">
      <style:text-properties fo:color="#000000" style:font-name="Roboto Mono" fo:font-size="9.75pt" fo:font-weight="bold" style:font-weight-asian="bold" style:font-weight-complex="bold"/>
    </style:style>
    <style:style style:name="T4" style:family="text">
      <style:text-properties fo:color="#000000" style:font-name="Roboto Mono" fo:font-weight="bold" style:font-weight-asian="bold" style:font-weight-complex="bold"/>
    </style:style>
    <style:style style:name="T5" style:family="text">
      <style:text-properties fo:color="#000000" style:font-name="Roboto Mono" fo:font-size="12pt" style:font-size-asian="12pt" style:font-size-complex="12pt"/>
    </style:style>
    <style:style style:name="T6" style:family="text">
      <style:text-properties fo:color="#000000" style:font-name="Roboto Mono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Mono" fo:font-size="12pt" style:font-size-asian="12pt" style:font-size-complex="12pt"/>
    </style:style>
    <style:style style:name="T10" style:family="text">
      <style:text-properties fo:color="#000000" style:font-name="Mono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Mono" fo:font-size="11pt" officeooo:rsid="00099d62" style:font-size-asian="11pt" style:font-size-complex="11pt"/>
    </style:style>
    <style:style style:name="T12" style:family="text">
      <style:text-properties style:font-name="Mono" fo:font-size="11pt" officeooo:rsid="000e54f4" style:font-size-asian="11pt" style:font-size-complex="11pt"/>
    </style:style>
    <style:style style:name="T13" style:family="text">
      <style:text-properties style:font-name="Mono" fo:font-size="11pt" officeooo:rsid="0012fc1d" style:font-size-asian="11pt" style:font-size-complex="11pt"/>
    </style:style>
    <style:style style:name="T14" style:family="text">
      <style:text-properties style:font-name="Mono" fo:font-size="16pt" fo:font-style="normal" fo:font-weight="bold" officeooo:rsid="00099d62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style:font-name="Mono" fo:font-size="16pt" fo:font-style="normal" fo:font-weight="bold" officeooo:rsid="0012fc1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officeooo:rsid="0012fc1d"/>
    </style:style>
    <style:style style:name="T17" style:family="text">
      <style:text-properties style:font-name="Roboto Mono"/>
    </style:style>
    <style:style style:name="T18" style:family="text">
      <style:text-properties style:font-name="Roboto Mono" fo:font-size="9.75pt"/>
    </style:style>
    <style:style style:name="T19" style:family="text">
      <style:text-properties style:font-name="Roboto Mono" fo:font-size="9.75pt" officeooo:rsid="000e54f4"/>
    </style:style>
    <style:style style:name="T20" style:family="text">
      <style:text-properties style:font-name="Roboto Mono" fo:font-size="9.75pt" officeooo:rsid="0012fc1d"/>
    </style:style>
    <style:style style:name="T21" style:family="text">
      <style:text-properties style:font-name="Roboto Mono" fo:font-size="9.75pt" fo:font-weight="bold" style:font-weight-asian="bold" style:font-weight-complex="bold"/>
    </style:style>
    <style:style style:name="T22" style:family="text">
      <style:text-properties style:font-name="Roboto Mono" fo:font-size="9.75pt" fo:font-weight="bold" officeooo:rsid="0012fc1d" style:font-weight-asian="bold" style:font-weight-complex="bold"/>
    </style:style>
    <style:style style:name="T23" style:family="text">
      <style:text-properties style:font-name="Roboto Mono" fo:font-weight="bold" style:font-weight-asian="bold" style:font-weight-complex="bold"/>
    </style:style>
    <style:style style:name="T24" style:family="text">
      <style:text-properties style:font-name="Roboto Mono" fo:font-weight="bold" officeooo:rsid="0012fc1d" style:font-weight-asian="bold" style:font-weight-complex="bold"/>
    </style:style>
    <style:style style:name="T25" style:family="text">
      <style:text-properties style:font-name="Roboto Mono" officeooo:rsid="0012fc1d"/>
    </style:style>
    <style:style style:name="T26" style:family="text">
      <style:text-properties style:font-name="Roboto Mono" fo:font-size="12pt" style:font-size-asian="12pt" style:font-size-complex="12pt"/>
    </style:style>
    <style:style style:name="T27" style:family="text">
      <style:text-properties style:font-name="Roboto Mono" fo:font-size="12pt" officeooo:rsid="0012fc1d" style:font-size-asian="12pt" style:font-size-complex="12pt"/>
    </style:style>
    <style:style style:name="T28" style:family="text">
      <style:text-properties style:font-name="Roboto Mono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Roboto Mono" fo:font-size="12pt" fo:font-weight="bold" officeooo:rsid="0012fc1d" style:font-size-asian="12pt" style:font-weight-asian="bold" style:font-size-complex="12pt" style:font-weight-complex="bold"/>
    </style:style>
    <style:style style:name="T30" style:family="text">
      <style:text-properties fo:font-size="9.75pt" officeooo:rsid="000e54f4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12fc1d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12fc1d" style:font-size-asian="12pt" style:font-weight-asian="bold" style:font-size-complex="12pt" style:font-weight-complex="bold"/>
    </style:style>
    <style:style style:name="T35" style:family="text">
      <style:text-properties style:font-name="Mono" fo:font-size="12pt" style:font-size-asian="12pt" style:font-size-complex="12pt"/>
    </style:style>
    <style:style style:name="T36" style:family="text">
      <style:text-properties style:font-name="Mono" fo:font-size="12pt" officeooo:rsid="0012fc1d" style:font-size-asian="12pt" style:font-size-complex="12pt"/>
    </style:style>
    <style:style style:name="T37" style:family="text">
      <style:text-properties style:font-name="Mono" fo:font-size="12pt" officeooo:rsid="0013e210" style:font-size-asian="12pt" style:font-size-complex="12pt"/>
    </style:style>
    <style:style style:name="T38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Mono" fo:font-size="12pt" fo:font-weight="bold" officeooo:rsid="0012fc1d" style:font-size-asian="12pt" style:font-weight-asian="bold" style:font-size-complex="12pt" style:font-weight-complex="bold"/>
    </style:style>
    <style:style style:name="T40" style:family="text">
      <style:text-properties style:font-name="Mono" fo:font-size="11pt" officeooo:rsid="0012fc1d" style:font-size-asian="11pt" style:font-size-complex="11pt"/>
    </style:style>
    <style:style style:name="T41" style:family="text">
      <style:text-properties style:font-name="Mono" fo:font-size="9.75pt" officeooo:rsid="000e54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5">Wanted dead or alive</text:span></text:span><text:span text:style-name="Source_20_Text"><text:span text:style-name="T11"><text:line-break/></text:span></text:span><text:span text:style-name="Source_20_Text"><text:span text:style-name="T13">1986 Bon Jovi. 1989 haben Richie und Jon diesen Song mit der Akustikgitarre für MTV gespielt. Damals entstand die Idee für die Unplugged series. </text:span></text:span></text:p>
      <text:p text:style-name="P2"><text:span text:style-name="Source_20_Text"><text:span text:style-name="T41"/></text:span></text:p>
      <text:p text:style-name="P4"/>
      <text:p text:style-name="P5">Intro<text:tab/><text:tab/><text:tab/><text:tab/><text:tab/><text:tab/><text:tab/><text:tab/><text:tab/><text:tab/><text:tab/>150</text:p>
      <text:p text:style-name="P5"/>
      <text:p text:style-name="Preformatted_20_Text"><text:span text:style-name="Source_20_Text"><text:span text:style-name="T9">D</text:span></text:span><text:span text:style-name="Source_20_Text"><text:span text:style-name="T35"> <text:s text:c="17"/></text:span></text:span><text:span text:style-name="Source_20_Text"><text:span text:style-name="T9">C</text:span></text:span><text:span text:style-name="Source_20_Text"><text:span text:style-name="T35"> <text:s text:c="18"/></text:span></text:span><text:span text:style-name="Source_20_Text"><text:span text:style-name="T9">G</text:span></text:span></text:p>
      <text:p text:style-name="Preformatted_20_Text"><text:span text:style-name="Source_20_Text"><text:span text:style-name="T35">It's all the same, only the names will change</text:span></text:span></text:p>
      <text:p text:style-name="Preformatted_20_Text"><text:span text:style-name="Source_20_Text"><text:span text:style-name="T9">C</text:span></text:span><text:span text:style-name="Source_20_Text"><text:span text:style-name="T35"> <text:s text:c="7"/></text:span></text:span><text:span text:style-name="Source_20_Text"><text:span text:style-name="T9">G</text:span></text:span><text:span text:style-name="Source_20_Text"><text:span text:style-name="T35"> <text:s text:c="19"/></text:span></text:span><text:span text:style-name="Source_20_Text"><text:span text:style-name="T9">F</text:span></text:span><text:span text:style-name="Source_20_Text"><text:span text:style-name="T35"> <text:s text:c="4"/></text:span></text:span><text:span text:style-name="Source_20_Text"><text:span text:style-name="T9">D</text:span></text:span></text:p>
      <text:p text:style-name="Preformatted_20_Text"><text:span text:style-name="Source_20_Text"><text:span text:style-name="T35">Ev'ry day, it seems we're wasting away</text:span></text:span></text:p>
      <text:p text:style-name="Preformatted_20_Text"><text:span text:style-name="Source_20_Text"><text:span text:style-name="T9">D</text:span></text:span><text:span text:style-name="Source_20_Text"><text:span text:style-name="T35"> <text:s text:c="13"/></text:span></text:span><text:span text:style-name="Source_20_Text"><text:span text:style-name="T9">C</text:span></text:span><text:span text:style-name="Source_20_Text"><text:span text:style-name="T35"> <text:s text:c="18"/></text:span></text:span><text:span text:style-name="Source_20_Text"><text:span text:style-name="T9">G</text:span></text:span></text:p>
      <text:p text:style-name="Preformatted_20_Text"><text:span text:style-name="Source_20_Text"><text:span text:style-name="T35">Another place, where the faces are so cold</text:span></text:span></text:p>
      <text:p text:style-name="Preformatted_20_Text"><text:span text:style-name="Source_20_Text"><text:span text:style-name="T9">C</text:span></text:span><text:span text:style-name="Source_20_Text"><text:span text:style-name="T35"> <text:s text:c="12"/></text:span></text:span><text:span text:style-name="Source_20_Text"><text:span text:style-name="T9">G</text:span></text:span><text:span text:style-name="Source_20_Text"><text:span text:style-name="T35"> <text:s text:c="18"/></text:span></text:span><text:span text:style-name="Source_20_Text"><text:span text:style-name="T9">F</text:span></text:span><text:span text:style-name="Source_20_Text"><text:span text:style-name="T35"> <text:s text:c="3"/></text:span></text:span><text:span text:style-name="Source_20_Text"><text:span text:style-name="T9">D</text:span></text:span></text:p>
      <text:p text:style-name="Preformatted_20_Text"><text:span text:style-name="Source_20_Text"><text:span text:style-name="T35">I'd drive all night, just to get back home</text:span></text:span></text:p>
      <text:p text:style-name="Preformatted_20_Text"><text:span text:style-name="Source_20_Text"><text:span text:style-name="T35"/></text:span></text:p>
      <text:p text:style-name="P8"/>
      <text:p text:style-name="P6"><text:span text:style-name="Source_20_Text"><text:span text:style-name="T10">C</text:span></text:span><text:span text:style-name="Source_20_Text"><text:span text:style-name="T38"> <text:s text:c="9"/></text:span></text:span><text:span text:style-name="Source_20_Text"><text:span text:style-name="T10">G</text:span></text:span><text:span text:style-name="Source_20_Text"><text:span text:style-name="T38"> <text:s text:c="6"/></text:span></text:span><text:span text:style-name="Source_20_Text"><text:span text:style-name="T10">F</text:span></text:span><text:span text:style-name="Source_20_Text"><text:span text:style-name="T38"> <text:s text:c="10"/></text:span></text:span><text:span text:style-name="Source_20_Text"><text:span text:style-name="T10">D</text:span></text:span></text:p>
      <text:p text:style-name="P6"><text:span text:style-name="Source_20_Text"><text:span text:style-name="T38">I'm a cowboy, on a steel horse I ride</text:span></text:span></text:p>
      <text:p text:style-name="P6"><text:span text:style-name="Source_20_Text"><text:span text:style-name="T10"><text:s text:c="4"/>C</text:span></text:span><text:span text:style-name="Source_20_Text"><text:span text:style-name="T38"> <text:s text:c="4"/></text:span></text:span><text:span text:style-name="Source_20_Text"><text:span text:style-name="T10">G</text:span></text:span><text:span text:style-name="Source_20_Text"><text:span text:style-name="T38"> <text:s/></text:span></text:span><text:span text:style-name="Source_20_Text"><text:span text:style-name="T10">F</text:span></text:span><text:span text:style-name="Source_20_Text"><text:span text:style-name="T38"> <text:s text:c="8"/></text:span></text:span><text:span text:style-name="Source_20_Text"><text:span text:style-name="T10">D</text:span></text:span></text:p>
      <text:p text:style-name="P6"><text:span text:style-name="Source_20_Text"><text:span text:style-name="T38">I'm wanted, <text:s/>dead or alive</text:span></text:span></text:p>
      <text:p text:style-name="P6"><text:span text:style-name="Source_20_Text"><text:span text:style-name="T10">C</text:span></text:span><text:span text:style-name="Source_20_Text"><text:span text:style-name="T38"> <text:s text:c="4"/></text:span></text:span><text:span text:style-name="Source_20_Text"><text:span text:style-name="T10">G</text:span></text:span><text:span text:style-name="Source_20_Text"><text:span text:style-name="T38"> <text:s/></text:span></text:span><text:span text:style-name="Source_20_Text"><text:span text:style-name="T10">F</text:span></text:span><text:span text:style-name="Source_20_Text"><text:span text:style-name="T38"> <text:s text:c="8"/></text:span></text:span><text:span text:style-name="Source_20_Text"><text:span text:style-name="T10">D</text:span></text:span></text:p>
      <text:p text:style-name="P6"><text:span text:style-name="Source_20_Text"><text:span text:style-name="T38">Wanted, <text:s/>dead or alive</text:span></text:span></text:p>
      <text:p text:style-name="Preformatted_20_Text"><text:span text:style-name="Source_20_Text"><text:span text:style-name="T35"><text:s/></text:span></text:span></text:p>
      <text:p text:style-name="P3"><text:span text:style-name="Source_20_Text"><text:span text:style-name="T36">Intro</text:span></text:span></text:p>
      <text:p text:style-name="P4"/>
      <text:p text:style-name="Preformatted_20_Text"><text:span text:style-name="Source_20_Text"><text:span text:style-name="T35">Sometimes I sleep, sometimes it's not for days</text:span></text:span></text:p>
      <text:p text:style-name="Preformatted_20_Text"><text:span text:style-name="Source_20_Text"><text:span text:style-name="T35">The people I meet, always go their separate ways</text:span></text:span></text:p>
      <text:p text:style-name="Preformatted_20_Text"><text:span text:style-name="Source_20_Text"><text:span text:style-name="T35">Sometimes you tell the day, by the bottle that you drink</text:span></text:span></text:p>
      <text:p text:style-name="Preformatted_20_Text"><text:span text:style-name="Source_20_Text"><text:span text:style-name="T35">And times when you're alone, and all you do is think</text:span></text:span></text:p>
      <text:p text:style-name="P4"/>
      <text:p text:style-name="Preformatted_20_Text"><text:span text:style-name="Source_20_Text"><text:span text:style-name="T35"><text:s/></text:span></text:span></text:p>
      <text:p text:style-name="Preformatted_20_Text"><text:span text:style-name="Source_20_Text"><text:span text:style-name="T35"/></text:span></text:p>
      <text:p text:style-name="P7"><text:span text:style-name="Source_20_Text"><text:span text:style-name="T39">Chorus</text:span></text:span></text:p>
      <text:p text:style-name="P4"/>
      <text:p text:style-name="Preformatted_20_Text"><text:span text:style-name="Source_20_Text"><text:span text:style-name="T35"><text:s/></text:span></text:span></text:p>
      <text:p text:style-name="P3"><text:span text:style-name="Source_20_Text"><text:span text:style-name="T36">Intro</text:span></text:span></text:p>
      <text:p text:style-name="P4"/>
      <text:p text:style-name="Preformatted_20_Text"><text:span text:style-name="Source_20_Text"><text:span text:style-name="T35">Solo </text:span></text:span><text:span text:style-name="Source_20_Text"><text:span text:style-name="T37">(Verse)</text:span></text:span></text:p>
      <text:p text:style-name="P4"/>
      <text:p text:style-name="Preformatted_20_Text"><text:span text:style-name="Source_20_Text"><text:span text:style-name="T35"><text:s/></text:span></text:span></text:p>
      <text:p text:style-name="P7"><text:span text:style-name="Source_20_Text"><text:span text:style-name="T39">Chorus</text:span></text:span></text:p>
      <text:p text:style-name="Preformatted_20_Text"><text:span text:style-name="Source_20_Text"><text:span text:style-name="T35"/></text:span></text:p>
      <text:p text:style-name="Preformatted_20_Text"><text:span text:style-name="Source_20_Text"><text:span text:style-name="T35">And I walk these streets, a loaded six string on my back</text:span></text:span></text:p>
      <text:p text:style-name="Preformatted_20_Text"><text:span text:style-name="Source_20_Text"><text:span text:style-name="T35">I play for keeps, 'cause I might not make it back</text:span></text:span></text:p>
      <text:p text:style-name="Preformatted_20_Text"><text:span text:style-name="Source_20_Text"><text:span text:style-name="T35">I've been everywhere, still I'm standing tall</text:span></text:span></text:p>
      <text:p text:style-name="Preformatted_20_Text"><text:span text:style-name="Source_20_Text"><text:span text:style-name="T35">I've seen a million faces, and I've rocked them all</text:span></text:span></text:p>
      <text:p text:style-name="P4"/>
      <text:p text:style-name="Preformatted_20_Text"><text:span text:style-name="Source_20_Text"><text:span text:style-name="T35"><text:s/></text:span></text:span></text:p>
      <text:p text:style-name="P7"><text:span text:style-name="Source_20_Text"><text:span text:style-name="T39">Chorus</text:span></text:span></text:p>
      <text:p text:style-name="Preformatted_20_Text"><text:span text:style-name="Source_20_Text"><text:span text:style-name="T9"/></text:span></text:p>
      <text:p text:style-name="P4"><text:span text:style-name="T16">In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Arial1" svg:font-family="Arial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4:33:33.668000000</meta:creation-date>
    <dc:date>2021-05-07T14:40:27.230000000</dc:date>
    <meta:editing-duration>PT53M3S</meta:editing-duration>
    <meta:editing-cycles>6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36" meta:word-count="194" meta:character-count="1119" meta:non-whitespace-character-count="754"/>
  </office:meta>
</office:document-meta>
</file>